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document-statistic meta:object-count="0"/>
    <meta:generator>LibreOfficeDev/6.0.0.0.alpha0$Windows_x86 LibreOffice_project/a1f93eee75450c3ab6bc623bfad4f850260b86d0</meta:generator>
  </office:meta>
</office:document-meta>
</file>